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Arrow" draw:marker-end="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0000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Dashed_20__28_var_29_" svg:stroke-color="#00ff00" draw:fill="none" draw:textarea-vertical-align="middle"/>
    </style:style>
    <style:style style:name="gr8" style:family="graphic" style:parent-style-name="objectwithoutfill">
      <style:graphic-properties draw:stroke="dash" draw:stroke-dash="Dashed_20__28_var_29_" svg:stroke-color="#0000ff" draw:fill="none" draw:textarea-vertical-align="middle"/>
    </style:style>
    <style:style style:name="gr9" style:family="graphic" style:parent-style-name="objectwithoutfill">
      <style:graphic-properties draw:stroke="dash" draw:stroke-dash="Dashed_20__28_var_29_" svg:stroke-color="#ff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00ff00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1.9cm" svg:x2="1.5cm" svg:y2="11cm">
          <text:p/>
        </draw:line>
        <draw:line draw:style-name="gr2" draw:text-style-name="P1" draw:layer="layout" svg:x1="1.5cm" svg:y1="11cm" svg:x2="13.9cm" svg:y2="11cm">
          <text:p/>
        </draw:line>
        <draw:frame draw:style-name="gr3" draw:text-style-name="P2" draw:layer="layout" svg:width="2.4cm" svg:height="0.962cm" svg:x="1cm" svg:y="0.9cm">
          <draw:text-box>
            <text:p>Trait 2</text:p>
          </draw:text-box>
        </draw:frame>
        <draw:frame draw:style-name="gr3" draw:text-style-name="P2" draw:layer="layout" svg:width="2.4cm" svg:height="0.962cm" svg:x="12.5cm" svg:y="9.738cm">
          <draw:text-box>
            <text:p>Trait 1</text:p>
          </draw:text-box>
        </draw:frame>
        <draw:custom-shape draw:style-name="gr4" draw:text-style-name="P3" draw:layer="layout" svg:width="0.1cm" svg:height="0.1cm" svg:x="2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2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2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2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2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2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5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6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6.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6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cm" svg:height="0.1cm" svg:x="6.2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cm" svg:height="0.1cm" svg:x="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cm" svg:height="0.1cm" svg:x="10.9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cm" svg:height="0.1cm" svg:x="10.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cm" svg:height="0.1cm" svg:x="11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cm" svg:height="0.1cm" svg:x="1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cm" svg:height="0.1cm" svg:x="11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.6cm" svg:y1="5cm" svg:x2="12.3cm" svg:y2="5cm">
          <text:p/>
        </draw:line>
        <draw:line draw:style-name="gr8" draw:text-style-name="P1" draw:layer="layout" svg:x1="9cm" svg:y1="2.7cm" svg:x2="9cm" svg:y2="11cm">
          <text:p/>
        </draw:line>
        <draw:line draw:style-name="gr9" draw:text-style-name="P1" draw:layer="layout" svg:x1="1.6cm" svg:y1="3.3cm" svg:x2="10.2cm" svg:y2="11cm">
          <text:p/>
        </draw:line>
        <draw:line draw:style-name="gr7" draw:text-style-name="P1" draw:layer="layout" svg:x1="8.9cm" svg:y1="9.6cm" svg:x2="12.3cm" svg:y2="9.6cm">
          <text:p/>
        </draw:line>
        <draw:line draw:style-name="gr8" draw:text-style-name="P1" draw:layer="layout" svg:x1="2.9cm" svg:y1="2.7cm" svg:x2="2.9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19T05:13:56.025488875</dc:date>
    <meta:editing-duration>PT2M32S</meta:editing-duration>
    <meta:editing-cycles>3</meta:editing-cycles>
    <meta:generator>LibreOffice/6.1.0.3$MacOSX_X86_64 LibreOffice_project/efb621ed25068d70781dc026f7e9c5187a4decd1</meta:generator>
    <meta:document-statistic meta:object-count="28"/>
  </office:meta>
</office:document-meta>
</file>